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a" fo:country="DK" officeooo:rsid="000b3ca5" officeooo:paragraph-rsid="000b3ca5"/>
    </style:style>
    <style:style style:name="P2" style:family="paragraph" style:parent-style-name="Standard">
      <style:text-properties fo:language="da" fo:country="DK" officeooo:rsid="0010ef9f" officeooo:paragraph-rsid="0010ef9f"/>
    </style:style>
    <style:style style:name="P3" style:family="paragraph" style:parent-style-name="Standard">
      <style:text-properties fo:language="da" fo:country="DK" officeooo:rsid="0010ef9f" officeooo:paragraph-rsid="00119fde"/>
    </style:style>
    <style:style style:name="P4" style:family="paragraph" style:parent-style-name="Standard">
      <style:text-properties fo:language="da" fo:country="DK" officeooo:rsid="0010f082" officeooo:paragraph-rsid="0010f082"/>
    </style:style>
    <style:style style:name="P5" style:family="paragraph" style:parent-style-name="Standard">
      <style:text-properties fo:language="da" fo:country="DK" officeooo:rsid="00119fde" officeooo:paragraph-rsid="00119fde"/>
    </style:style>
    <style:style style:name="P6" style:family="paragraph" style:parent-style-name="Standard">
      <style:text-properties fo:language="da" fo:country="DK" officeooo:rsid="00135eb9" officeooo:paragraph-rsid="00135eb9"/>
    </style:style>
    <style:style style:name="P7" style:family="paragraph" style:parent-style-name="Standard">
      <style:text-properties fo:language="da" fo:country="DK" fo:font-weight="normal" officeooo:rsid="0010f082" officeooo:paragraph-rsid="0010ef9f" style:font-weight-asian="normal" style:font-weight-complex="normal"/>
    </style:style>
    <style:style style:name="P8" style:family="paragraph" style:parent-style-name="Standard">
      <style:text-properties fo:language="da" fo:country="DK" fo:font-weight="normal" officeooo:rsid="0010f082" officeooo:paragraph-rsid="0010f082" style:font-weight-asian="normal" style:font-weight-complex="normal"/>
    </style:style>
    <style:style style:name="P9" style:family="paragraph" style:parent-style-name="Standard">
      <style:text-properties fo:language="da" fo:country="DK" fo:font-weight="normal" officeooo:rsid="00119fde" officeooo:paragraph-rsid="00119fde" style:font-weight-asian="normal" style:font-weight-complex="normal"/>
    </style:style>
    <style:style style:name="P10" style:family="paragraph" style:parent-style-name="Standard">
      <style:text-properties fo:language="da" fo:country="DK" fo:font-weight="normal" officeooo:rsid="00135eb9" officeooo:paragraph-rsid="00135eb9" style:font-weight-asian="normal" style:font-weight-complex="normal"/>
    </style:style>
    <style:style style:name="T1" style:family="text">
      <style:text-properties officeooo:rsid="000c5a75"/>
    </style:style>
    <style:style style:name="T2" style:family="text">
      <style:text-properties fo:font-weight="normal" style:font-weight-asian="normal" style:font-weight-complex="normal"/>
    </style:style>
    <style:style style:name="T3" style:family="text">
      <style:text-properties fo:font-weight="normal" officeooo:rsid="000fba32" style:font-weight-asian="normal" style:font-weight-complex="normal"/>
    </style:style>
    <style:style style:name="T4" style:family="text">
      <style:text-properties fo:font-weight="normal" officeooo:rsid="0010f082" style:font-weight-asian="normal" style:font-weight-complex="normal"/>
    </style:style>
    <style:style style:name="T5" style:family="text">
      <style:text-properties fo:font-weight="normal" officeooo:rsid="00119fde" style:font-weight-asian="normal" style:font-weight-complex="normal"/>
    </style:style>
    <style:style style:name="T6" style:family="text">
      <style:text-properties fo:font-weight="normal" officeooo:rsid="00135eb9" style:font-weight-asian="normal" style:font-weight-complex="normal"/>
    </style:style>
    <style:style style:name="T7" style:family="text">
      <style:text-properties fo:font-weight="normal" officeooo:rsid="0015bbf3" style:font-weight-asian="normal" style:font-weight-complex="normal"/>
    </style:style>
    <style:style style:name="T8" style:family="text">
      <style:text-properties fo:font-weight="normal" officeooo:rsid="001712e8" style:font-weight-asian="normal" style:font-weight-complex="normal"/>
    </style:style>
    <style:style style:name="T9" style:family="text">
      <style:text-properties officeooo:rsid="00135eb9"/>
    </style:style>
    <style:style style:name="T10" style:family="text">
      <style:text-properties officeooo:rsid="001712e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n vi startede med at lave diagrammerne og koden, var tanken at projektet skulle være så objektorienteret som muligt. Klasser skulle <text:span text:style-name="T9">kunne</text:span> holde referencer til objekter fra <text:span text:style-name="T9">andre </text:span>klasser.</text:p>
      <text:p text:style-name="P1">Målet var også at have en klar opdeling af strukturen. <text:span text:style-name="T1">Main skulle udelukkende bruges til at starte programmmet, alt data og logik skulle initialiseres af Engine og Menu skulle være grænsefladen og alt kommunikation med brugeren. Engine og de forskellige klasse må ikke indeholde spor af at det er en kons</text:span><text:span text:style-name="T3">olapplikation, dvs. System.out.print i Engine er fyfy og klasserne må heller ikke have metode</text:span><text:span text:style-name="T5">r</text:span><text:span text:style-name="T3"> til at </text:span><text:span text:style-name="T6">formatere </text:span><text:span text:style-name="T3">pænt </text:span><text:span text:style-name="T6">til konsolen</text:span><text:span text:style-name="T3"> (toString bliver brugt til at skrive til vores tekst filer).</text:span></text:p>
      <text:p text:style-name="P6"><text:span text:style-name="T3">V</text:span><text:span text:style-name="T2">ed at holde det </text:span><text:span text:style-name="T7">helt</text:span><text:span text:style-name="T2"> adskildt </text:span><text:span text:style-name="T7">ville man kunne skiftet menu klassen ud med f.eks. </text:span><text:span text:style-name="T8">en</text:span><text:span text:style-name="T7"> java swing gui <text:s/>uden at skulle rette i noget </text:span><text:span text:style-name="T8">i klasserne eller engine</text:span><text:span text:style-name="T7">.</text:span></text:p>
      <text:p text:style-name="P3"><text:span text:style-name="T3">E</text:span><text:span text:style-name="T2">fter at have designet klassediagrammet, lavede vi alle klasserne med constructors, getters &amp; setters og toString metoderne. </text:span></text:p>
      <text:p text:style-name="P3"><text:span text:style-name="T2">Næste skridt var at lave en loadData() metode i Engine som kunne opnå at lave super og sub klasse objekter ud fra tekstfiler og nogle af disse objekter skulle </text:span><text:span text:style-name="T5">også </text:span><text:span text:style-name="T4">have fields med</text:span><text:span text:style-name="T2"> referencer til andre objekter. Et eksempel på dette er Record</text:span><text:span text:style-name="T4">,</text:span><text:span text:style-name="T2"> som har et Member field.</text:span></text:p>
      <text:p text:style-name="P2"><text:span text:style-name="T2">For at kunne have mellemrum i vores String fields og </text:span><text:span text:style-name="T4">at</text:span><text:span text:style-name="T2"> kunne skelne mellem super og sub klasser bruger vi delimiters i vores tekst, der splitter hver linje op i et </text:span><text:span text:style-name="T4">String array.</text:span></text:p>
      <text:p text:style-name="P7">’:’ indikerere at det er et nyt token og ’#’ <text:span text:style-name="T10">at det</text:span> er <text:span text:style-name="T10">tokens</text:span> der er unikke <text:span text:style-name="T10">til</text:span> subklasser.</text:p>
      <text:p text:style-name="P8">For at gøre det lettere at arbejde med super og subklasser har vi et boolean field der fortæller om objektet er super eller sub klasse.</text:p>
      <text:p text:style-name="P4"><text:span text:style-name="T2">Derfor kan vi </text:span><text:span text:style-name="T5">f.eks.</text:span><text:span text:style-name="T2"> lave et if statementer der checker om e</text:span><text:span text:style-name="T8">t medlem</text:span><text:span text:style-name="T2"> er af subklassen </text:span><text:span text:style-name="T8">C</text:span><text:span text:style-name="T2">ompetetitive</text:span><text:span text:style-name="T8">M</text:span><text:span text:style-name="T2">ember mens vi </text:span><text:span text:style-name="T5">læser filen ved at parse en bestemt plads i arrayet til boolean og dermed lave en instans af den rigtige klasse.</text:span></text:p>
      <text:p text:style-name="P9">Når det kommer til at objekter skal holde referencer til andre objekter er det essentielt at de fremmede objekter er blevet initiliaseret først.</text:p>
      <text:p text:style-name="P5"><text:span text:style-name="T2">Det betyder at vi har høj binding når vi loader dataen fra tekstfiler</text:span><text:span text:style-name="T6">ne</text:span><text:span text:style-name="T2">, vi bliver nød til at </text:span><text:span text:style-name="T6">loade </text:span><text:span text:style-name="T2">alt og i den rigtige rækkefølger.</text:span></text:p>
      <text:p text:style-name="P10">Når et m</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40:53.317737423</meta:creation-date>
    <dc:date>2016-12-07T21:27:29.649794261</dc:date>
    <meta:editing-duration>PT8H5M28S</meta:editing-duration>
    <meta:editing-cycles>3</meta:editing-cycles>
    <meta:generator>LibreOffice/5.2.2.2$Linux_X86_64 LibreOffice_project/20m0$Build-2</meta:generator>
    <meta:document-statistic meta:table-count="0" meta:image-count="0" meta:object-count="0" meta:page-count="1" meta:paragraph-count="12" meta:word-count="371" meta:character-count="2147" meta:non-whitespace-character-count="1786"/>
  </office:meta>
</office:document-meta>
</file>